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textarea-horizontal-align="justify" draw:textarea-vertical-align="middle" draw:auto-grow-height="false" fo:min-height="5.38cm" fo:min-width="23.666cm"/>
    </style:style>
    <style:style style:name="gr2" style:family="graphic" style:parent-style-name="standard">
      <style:graphic-properties draw:textarea-horizontal-align="justify" draw:textarea-vertical-align="middle" draw:auto-grow-height="false" fo:min-height="3.849cm" fo:min-width="16.114cm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5.25cm" fo:min-width="8.872cm"/>
    </style:style>
    <style:style style:name="gr4" style:family="graphic" style:parent-style-name="standard">
      <style:graphic-properties draw:fill-color="#6666ff" draw:textarea-horizontal-align="justify" draw:textarea-vertical-align="middle" draw:auto-grow-height="false" fo:min-height="3.001cm" fo:min-width="27.059cm"/>
    </style:style>
    <style:style style:name="gr5" style:family="graphic" style:parent-style-name="standard">
      <style:graphic-properties draw:fill="solid" draw:fill-color="#c5000b" draw:textarea-horizontal-align="justify" draw:textarea-vertical-align="middle" draw:auto-grow-height="false" fo:min-height="4.358cm" fo:min-width="5.61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00a0fc" draw:textarea-horizontal-align="justify" draw:textarea-vertical-align="middle" draw:auto-grow-height="false" fo:min-height="3.336cm" fo:min-width="15.671cm"/>
    </style:style>
    <style:style style:name="gr8" style:family="graphic" style:parent-style-name="standard">
      <style:graphic-properties draw:fill-color="#18a303" draw:textarea-horizontal-align="justify" draw:textarea-vertical-align="middle" draw:auto-grow-height="false" fo:min-height="3.453cm" fo:min-width="8.562cm"/>
    </style:style>
    <style:style style:name="gr9" style:family="graphic" style:parent-style-name="standard">
      <style:graphic-properties draw:textarea-horizontal-align="justify" draw:textarea-vertical-align="middle" draw:auto-grow-height="false" fo:min-height="5.125cm" fo:min-width="6.498cm"/>
    </style:style>
    <style:style style:name="gr10" style:family="graphic" style:parent-style-name="standard">
      <style:graphic-properties draw:textarea-horizontal-align="justify" draw:textarea-vertical-align="middle" draw:auto-grow-height="false" fo:min-height="2.823cm" fo:min-width="13.194cm"/>
    </style:style>
    <style:style style:name="gr11" style:family="graphic" style:parent-style-name="standard">
      <style:graphic-properties draw:textarea-horizontal-align="justify" draw:textarea-vertical-align="middle" draw:auto-grow-height="false" fo:min-height="4.614cm" fo:min-width="5.493cm"/>
    </style:style>
    <style:style style:name="gr12" style:family="graphic" style:parent-style-name="standard">
      <style:graphic-properties draw:textarea-horizontal-align="justify" draw:textarea-vertical-align="middle" draw:auto-grow-height="false" fo:min-height="3.849cm" fo:min-width="15.962cm"/>
    </style:style>
    <style:style style:name="gr13" style:family="graphic" style:parent-style-name="standard">
      <style:graphic-properties draw:fill-color="#ff6600" draw:textarea-horizontal-align="justify" draw:textarea-vertical-align="middle" draw:auto-grow-height="false" fo:min-height="2.644cm" fo:min-width="2.697cm"/>
    </style:style>
    <style:style style:name="gr14" style:family="graphic" style:parent-style-name="standard">
      <style:graphic-properties draw:textarea-horizontal-align="justify" draw:textarea-vertical-align="middle" draw:auto-grow-height="false" fo:min-height="4.284cm" fo:min-width="24.267cm"/>
    </style:style>
    <style:style style:name="gr15" style:family="graphic" style:parent-style-name="standard">
      <style:graphic-properties draw:textarea-horizontal-align="justify" draw:textarea-vertical-align="middle" draw:auto-grow-height="false" fo:min-height="3.336cm" fo:min-width="12.078cm"/>
    </style:style>
    <style:style style:name="gr16" style:family="graphic" style:parent-style-name="standard">
      <style:graphic-properties draw:fill-color="#6666ff" draw:textarea-horizontal-align="justify" draw:textarea-vertical-align="middle" draw:auto-grow-height="false" fo:min-height="3.85cm" fo:min-width="17.477cm"/>
    </style:style>
    <style:style style:name="gr17" style:family="graphic" style:parent-style-name="standard">
      <style:graphic-properties draw:fill-color="#00a0fc" draw:textarea-horizontal-align="justify" draw:textarea-vertical-align="middle" draw:auto-grow-height="false" fo:min-height="3.85cm" fo:min-width="17.333cm"/>
    </style:style>
    <style:style style:name="gr18" style:family="graphic" style:parent-style-name="standard">
      <style:graphic-properties draw:textarea-horizontal-align="justify" draw:textarea-vertical-align="middle" draw:auto-grow-height="false" fo:min-height="3.848cm" fo:min-width="17.896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fill-color="#ffff99" draw:textarea-horizontal-align="justify" draw:textarea-vertical-align="middle" draw:auto-grow-height="false" fo:min-height="4.356cm" fo:min-width="7.76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75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4cm" fo:min-width="3.554cm"/>
    </style:style>
    <style:style style:name="gr23" style:family="graphic" style:parent-style-name="standard">
      <style:graphic-properties draw:fill-color="#ffff99" draw:textarea-horizontal-align="justify" draw:textarea-vertical-align="middle" draw:auto-grow-height="false" fo:min-height="3.851cm" fo:min-width="13.588cm"/>
    </style:style>
    <style:style style:name="gr24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14.595cm" fo:min-width="16.619cm"/>
    </style:style>
    <style:style style:name="gr25" style:family="graphic" style:parent-style-name="standard">
      <style:graphic-properties draw:fill-color="#ffff99" draw:textarea-horizontal-align="justify" draw:textarea-vertical-align="middle" draw:auto-grow-height="false" fo:min-height="4.358cm" fo:min-width="8.883cm"/>
    </style:style>
    <style:style style:name="gr26" style:family="graphic" style:parent-style-name="standard">
      <style:graphic-properties draw:fill-color="#ffff99" draw:textarea-horizontal-align="justify" draw:textarea-vertical-align="middle" draw:auto-grow-height="false" fo:min-height="2.825cm" fo:min-width="8.873cm"/>
    </style:style>
    <style:style style:name="gr27" style:family="graphic" style:parent-style-name="standard">
      <style:graphic-properties draw:fill-color="#ffff99" draw:textarea-horizontal-align="justify" draw:textarea-vertical-align="middle" draw:auto-grow-height="false" fo:min-height="2.312cm" fo:min-width="8.873cm"/>
    </style:style>
    <style:style style:name="gr28" style:family="graphic" style:parent-style-name="standard">
      <style:graphic-properties draw:fill-color="#ffff99" draw:textarea-horizontal-align="justify" draw:textarea-vertical-align="middle" draw:auto-grow-height="false" fo:min-height="2.825cm" fo:min-width="7.158cm"/>
    </style:style>
    <style:style style:name="gr29" style:family="graphic" style:parent-style-name="standard">
      <style:graphic-properties draw:fill-color="#ffff99" draw:textarea-horizontal-align="justify" draw:textarea-vertical-align="middle" draw:auto-grow-height="false" fo:min-height="2.824cm" fo:min-width="7.158cm"/>
    </style:style>
    <style:style style:name="gr30" style:family="graphic" style:parent-style-name="standard">
      <style:graphic-properties draw:fill-color="#ffff99" draw:textarea-horizontal-align="justify" draw:textarea-vertical-align="middle" draw:auto-grow-height="false" fo:min-height="4.357cm" fo:min-width="7.769cm"/>
    </style:style>
    <style:style style:name="gr31" style:family="graphic" style:parent-style-name="standard">
      <style:graphic-properties draw:fill-color="#ffff99" draw:textarea-horizontal-align="justify" draw:textarea-vertical-align="middle" draw:auto-grow-height="false" fo:min-height="3.681cm" fo:min-width="8.872cm"/>
    </style:style>
    <style:style style:name="gr32" style:family="graphic" style:parent-style-name="standard">
      <style:graphic-properties draw:fill-color="#00a0fc" draw:textarea-horizontal-align="justify" draw:textarea-vertical-align="middle" draw:auto-grow-height="false" fo:min-height="2.634cm" fo:min-width="9.935cm"/>
    </style:style>
    <style:style style:name="gr33" style:family="graphic" style:parent-style-name="standard">
      <style:graphic-properties draw:textarea-vertical-align="middle" draw:auto-grow-height="false" fo:min-height="0.169cm" fo:min-width="3.63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8cm" fo:min-width="6.445cm"/>
    </style:style>
    <style:style style:name="gr35" style:family="graphic" style:parent-style-name="standard">
      <style:graphic-properties draw:fill-color="#ffff99" draw:textarea-horizontal-align="justify" draw:textarea-vertical-align="middle" draw:auto-grow-height="false" fo:min-height="2.313cm" fo:min-width="7.48cm"/>
    </style:style>
    <style:style style:name="gr36" style:family="graphic" style:parent-style-name="standard">
      <style:graphic-properties draw:fill-color="#ffff99" draw:textarea-horizontal-align="justify" draw:textarea-vertical-align="middle" draw:auto-grow-height="false" fo:min-height="2.313cm" fo:min-width="7.481cm"/>
    </style:style>
    <style:style style:name="gr37" style:family="graphic" style:parent-style-name="standard">
      <style:graphic-properties draw:fill-color="#ffff99" draw:textarea-horizontal-align="justify" draw:textarea-vertical-align="middle" draw:auto-grow-height="false" fo:min-height="2.313cm" fo:min-width="11.631cm"/>
    </style:style>
    <style:style style:name="gr38" style:family="graphic" style:parent-style-name="standard">
      <style:graphic-properties draw:stroke="none" svg:stroke-color="#000000" draw:fill="none" draw:fill-color="#ffffff" fo:min-height="3.572cm"/>
    </style:style>
    <style:style style:name="gr39" style:family="graphic" style:parent-style-name="standard">
      <style:graphic-properties draw:stroke="none" svg:stroke-color="#000000" draw:fill="none" draw:fill-color="#ffffff" fo:min-height="3.318cm"/>
    </style:style>
    <style:style style:name="gr40" style:family="graphic" style:parent-style-name="standard">
      <style:graphic-properties draw:stroke="none" svg:stroke-color="#000000" draw:fill="none" draw:fill-color="#ffffff" fo:min-height="3.573cm"/>
    </style:style>
    <style:style style:name="gr41" style:family="graphic" style:parent-style-name="standard">
      <style:graphic-properties draw:stroke="none" svg:stroke-color="#000000" draw:fill="none" draw:fill-color="#ffffff" fo:min-height="3.537cm"/>
    </style:style>
    <style:style style:name="gr42" style:family="graphic" style:parent-style-name="standard">
      <style:graphic-properties draw:textarea-horizontal-align="justify" draw:textarea-vertical-align="middle" draw:auto-grow-height="false" fo:min-height="2.258cm" fo:min-width="32.818cm"/>
    </style:style>
    <style:style style:name="gr43" style:family="graphic" style:parent-style-name="standard">
      <style:graphic-properties draw:textarea-horizontal-align="justify" draw:textarea-vertical-align="middle" draw:auto-grow-height="false" fo:min-height="3.369cm" fo:min-width="35.174cm"/>
    </style:style>
    <style:style style:name="gr44" style:family="graphic" style:parent-style-name="standard">
      <style:graphic-properties draw:fill-color="#00a0fc" draw:textarea-horizontal-align="justify" draw:textarea-vertical-align="middle" draw:auto-grow-height="false" fo:min-height="2.467cm" fo:min-width="9.935cm"/>
    </style:style>
    <style:style style:name="gr45" style:family="graphic" style:parent-style-name="standard">
      <style:graphic-properties draw:fill-color="#00a0fc" draw:textarea-horizontal-align="justify" draw:textarea-vertical-align="middle" draw:auto-grow-height="false" fo:min-height="2.467cm" fo:min-width="9.93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6cm" fo:min-width="6.872cm"/>
    </style:style>
    <style:style style:name="gr47" style:family="graphic" style:parent-style-name="standard">
      <style:graphic-properties draw:fill-color="#ffff99" draw:textarea-horizontal-align="justify" draw:textarea-vertical-align="middle" draw:auto-grow-height="false" fo:min-height="2.313cm" fo:min-width="11.63cm"/>
    </style:style>
    <style:style style:name="gr48" style:family="graphic" style:parent-style-name="standard">
      <style:graphic-properties draw:stroke="none" svg:stroke-color="#000000" draw:fill="none" draw:fill-color="#ffffff" fo:min-height="2.981cm"/>
    </style:style>
    <style:style style:name="gr49" style:family="graphic" style:parent-style-name="standard">
      <style:graphic-properties draw:stroke="none" svg:stroke-color="#000000" draw:fill="none" draw:fill-color="#ffffff" fo:min-height="3.176cm"/>
    </style:style>
    <style:style style:name="gr50" style:family="graphic" style:parent-style-name="standard">
      <style:graphic-properties draw:textarea-horizontal-align="justify" draw:textarea-vertical-align="middle" draw:auto-grow-height="false" fo:min-height="2.273cm" fo:min-width="33.948cm"/>
    </style:style>
    <style:style style:name="gr51" style:family="graphic" style:parent-style-name="standard">
      <style:graphic-properties draw:textarea-horizontal-align="justify" draw:textarea-vertical-align="middle" draw:auto-grow-height="false" fo:min-height="3.594cm" fo:min-width="4.93cm"/>
    </style:style>
    <style:style style:name="gr52" style:family="graphic" style:parent-style-name="standard">
      <style:graphic-properties draw:textarea-horizontal-align="justify" draw:textarea-vertical-align="middle" draw:auto-grow-height="false" fo:min-height="4.362cm" fo:min-width="29.409cm"/>
    </style:style>
    <style:style style:name="gr53" style:family="graphic" style:parent-style-name="standard">
      <style:graphic-properties draw:textarea-horizontal-align="justify" draw:textarea-vertical-align="middle" draw:auto-grow-height="false" fo:min-height="2.827cm" fo:min-width="7.897cm"/>
    </style:style>
    <style:style style:name="gr54" style:family="graphic" style:parent-style-name="standard">
      <style:graphic-properties draw:textarea-horizontal-align="justify" draw:textarea-vertical-align="middle" draw:auto-grow-height="false" fo:min-height="1.909cm" fo:min-width="6.692cm"/>
    </style:style>
    <style:style style:name="gr55" style:family="graphic" style:parent-style-name="standard">
      <style:graphic-properties draw:textarea-vertical-align="middle" draw:auto-grow-height="false" fo:min-height="11.465cm" fo:min-width="13.157cm"/>
    </style:style>
    <style:style style:name="gr56" style:family="graphic" style:parent-style-name="standard">
      <style:graphic-properties draw:textarea-vertical-align="middle" draw:auto-grow-height="false" fo:min-height="11.414cm" fo:min-width="17.44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5cm" fo:min-width="3.252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8cm" fo:min-width="3.727cm"/>
    </style:style>
    <style:style style:name="gr59" style:family="graphic" style:parent-style-name="standard">
      <style:graphic-properties draw:fill-color="#ffff99" draw:textarea-horizontal-align="justify" draw:textarea-vertical-align="middle" draw:auto-grow-height="false" fo:min-height="3.554cm" fo:min-width="10.868cm"/>
    </style:style>
    <style:style style:name="gr60" style:family="graphic" style:parent-style-name="standard">
      <style:graphic-properties draw:textarea-horizontal-align="justify" draw:textarea-vertical-align="middle" draw:auto-grow-height="false" fo:min-height="3.594cm" fo:min-width="4.931cm"/>
    </style:style>
    <style:style style:name="gr61" style:family="graphic" style:parent-style-name="standard">
      <style:graphic-properties draw:textarea-horizontal-align="justify" draw:textarea-vertical-align="middle" draw:auto-grow-height="false" fo:min-height="1.907cm" fo:min-width="6.692cm"/>
    </style:style>
    <style:style style:name="gr62" style:family="graphic" style:parent-style-name="standard">
      <style:graphic-properties draw:textarea-vertical-align="middle" draw:auto-grow-height="false" fo:min-height="11.464cm" fo:min-width="13.157cm"/>
    </style:style>
    <style:style style:name="gr63" style:family="graphic" style:parent-style-name="standard">
      <style:graphic-properties draw:textarea-vertical-align="middle" draw:auto-grow-height="false" fo:min-height="11.415cm" fo:min-width="17.442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6cm" fo:min-width="3.251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5cm" fo:min-width="3.727cm"/>
    </style:style>
    <style:style style:name="gr66" style:family="graphic" style:parent-style-name="standard">
      <style:graphic-properties draw:fill-color="#18a303" draw:textarea-horizontal-align="justify" draw:textarea-vertical-align="middle" draw:auto-grow-height="false" fo:min-height="3.458cm" fo:min-width="8.946cm"/>
    </style:style>
    <style:style style:name="gr67" style:family="graphic" style:parent-style-name="standard">
      <style:graphic-properties draw:fill-color="#ff6600" draw:textarea-horizontal-align="justify" draw:textarea-vertical-align="middle" draw:auto-grow-height="false" fo:min-height="3.554cm" fo:min-width="3.462cm"/>
    </style:style>
    <style:style style:name="gr68" style:family="graphic" style:parent-style-name="standard">
      <style:graphic-properties draw:textarea-horizontal-align="justify" draw:textarea-vertical-align="middle" draw:auto-grow-height="false" fo:min-height="3.808cm" fo:min-width="22.696cm"/>
    </style:style>
    <style:style style:name="gr69" style:family="graphic" style:parent-style-name="standard">
      <style:graphic-properties draw:fill-color="#ffff99" draw:textarea-horizontal-align="justify" draw:textarea-vertical-align="middle" draw:auto-grow-height="false" fo:min-height="3.341cm" fo:min-width="11.311cm"/>
    </style:style>
    <style:style style:name="gr70" style:family="graphic" style:parent-style-name="standard">
      <style:graphic-properties draw:fill-color="#ffff99" draw:textarea-horizontal-align="justify" draw:textarea-vertical-align="middle" draw:auto-grow-height="false" fo:min-height="3.34cm" fo:min-width="11.311cm"/>
    </style:style>
    <style:style style:name="gr71" style:family="graphic" style:parent-style-name="standard">
      <style:graphic-properties draw:fill-color="#ffff99" draw:textarea-horizontal-align="justify" draw:textarea-vertical-align="middle" draw:auto-grow-height="false" fo:min-height="3.399cm" fo:min-width="8.118cm"/>
    </style:style>
    <style:style style:name="gr72" style:family="graphic" style:parent-style-name="standard">
      <style:graphic-properties draw:fill="solid" draw:fill-color="#ffff99" draw:textarea-horizontal-align="justify" draw:textarea-vertical-align="middle" draw:auto-grow-height="false" fo:min-height="3.341cm" fo:min-width="8.631cm"/>
    </style:style>
    <style:style style:name="P1" style:family="paragraph">
      <style:paragraph-properties fo:text-align="center"/>
      <style:text-properties fo:font-size="38pt"/>
    </style:style>
    <style:style style:name="P2" style:family="paragraph">
      <loext:graphic-properties draw:fill-color="#ffff99"/>
      <style:paragraph-properties fo:text-align="center"/>
      <style:text-properties fo:font-size="38pt"/>
    </style:style>
    <style:style style:name="P3" style:family="paragraph">
      <loext:graphic-properties draw:fill-color="#6666ff"/>
      <style:paragraph-properties fo:text-align="center"/>
      <style:text-properties fo:font-size="38pt"/>
    </style:style>
    <style:style style:name="P4" style:family="paragraph">
      <loext:graphic-properties draw:fill="solid" draw:fill-color="#c5000b"/>
      <style:paragraph-properties fo:text-align="center"/>
      <style:text-properties fo:font-size="3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a0fc"/>
      <style:paragraph-properties fo:text-align="center"/>
      <style:text-properties fo:font-size="38pt"/>
    </style:style>
    <style:style style:name="P7" style:family="paragraph">
      <loext:graphic-properties draw:fill-color="#18a303"/>
      <style:paragraph-properties fo:text-align="center"/>
      <style:text-properties fo:font-size="38pt"/>
    </style:style>
    <style:style style:name="P8" style:family="paragraph">
      <loext:graphic-properties draw:fill-color="#ff6600"/>
      <style:paragraph-properties fo:text-align="center"/>
      <style:text-properties fo:font-size="38pt"/>
    </style:style>
    <style:style style:name="P9" style:family="paragraph">
      <style:text-properties fo:font-size="38pt"/>
    </style:style>
    <style:style style:name="P10" style:family="paragraph">
      <loext:graphic-properties draw:fill="none" draw:fill-color="#ffffff"/>
      <style:text-properties fo:font-size="38pt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ffff99"/>
      <style:paragraph-properties fo:text-align="center"/>
      <style:text-properties fo:font-size="38pt"/>
    </style:style>
    <style:style style:name="T1" style:family="text">
      <style:text-properties fo:font-size="38pt"/>
    </style:style>
    <style:style style:name="T2" style:family="text">
      <style:text-properties style:font-name="Liberation Sans1" fo:font-size="38pt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166cm" svg:height="5.63cm" svg:x="29.363cm" svg:y="22.791cm">
          <text:p text:style-name="P1"><text:span text:style-name="T1">Calcu</text:span><text:span text:style-name="T1">late </text:span><text:span text:style-name="T1">the </text:span><text:span text:style-name="T1">positi</text:span><text:span text:style-name="T1">on </text:span><text:span text:style-name="T1">vecto</text:span><text:span text:style-name="T1">r:</text:span></text:p>
          <text:p text:style-name="P1"><text:span text:style-name="T1"><text:s/></text:span><text:span text:style-name="T1">launc</text:span><text:span text:style-name="T1">h_po</text:span><text:span text:style-name="T1">sition(</text:span><text:span text:style-name="T1">launc</text:span><text:span text:style-name="T1">h_dat</text:span><text:span text:style-name="T1">e)</text:span></text:p>
          <text:p text:style-name="P1"><text:span text:style-name="T1">destin</text:span><text:span text:style-name="T1">ation</text:span><text:span text:style-name="T1">_posit</text:span><text:span text:style-name="T1">ion(e</text:span><text:span text:style-name="T1">nd_d</text:span><text:span text:style-name="T1">at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6.614cm" svg:height="4.099cm" svg:x="33.144cm" svg:y="51.428cm">
          <text:p text:style-name="P1"><text:span text:style-name="T1"/></text:p>
          <text:p text:style-name="P1"><text:span text:style-name="T1">veloci</text:span><text:span text:style-name="T1">ty_ve</text:span><text:span text:style-name="T1">ctors </text:span><text:span text:style-name="T1">[pop </text:span><text:span text:style-name="T1">size]</text:span></text:p>
          <text:p text:style-name="P1"><text:span text:style-name="T1">using </text:span><text:span text:style-name="T1">CMA-</text:span><text:span text:style-name="T1">ES </text:span><text:span text:style-name="T1">(</text:span><text:span text:style-name="T2">µ/σ, </text:span><text:span text:style-name="T2">λ </text:span><text:span text:style-name="T1">)</text:span></text:p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15.406cm" svg:height="5.499cm" svg:x="55.77cm" svg:y="50.721cm">
          <text:p text:style-name="P1"><text:span text:style-name="T1">Pop </text:span><text:span text:style-name="T1">size: </text:span><text:span text:style-name="T2">λ</text:span></text:p>
          <text:p text:style-name="P1"><text:span text:style-name="T2">Pare</text:span><text:span text:style-name="T2">nts </text:span><text:span text:style-name="T2">size: </text:span><text:span text:style-name="T2">µ</text:span></text:p>
          <text:p text:style-name="P1"><text:span text:style-name="T2">fitnes</text:span><text:span text:style-name="T2">s_tar</text:span><text:span text:style-name="T2">ge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3" draw:layer="layout" svg:width="30.557cm" svg:height="4.607cm" svg:x="26.169cm" svg:y="3.794cm">
          <text:p text:style-name="P1"><text:span text:style-name="T1">lamberts_problem_solver (launch_date, end_date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4" draw:layer="layout" svg:width="11.578cm" svg:height="4.607cm" svg:x="67.22cm" svg:y="13.24cm">
          <text:p text:style-name="P1"><text:span text:style-name="T1">Maste</text:span><text:span text:style-name="T1">r</text:span></text:p>
          <text:p text:style-name="P1"><text:span text:style-name="T1"><text:s/></text:span><text:span text:style-name="T1">DLR </text:span></text:p>
          <text:p text:style-name="P1"><text:span text:style-name="T1">Integr</text:span><text:span text:style-name="T1">ator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6" draw:text-style-name="P5" draw:layer="layout" svg:x1="67.221cm" svg:y1="15.562cm" svg:x2="53.125cm" svg:y2="15.594cm">
          <text:p/>
        </draw:line>
        <draw:custom-shape draw:style-name="gr7" draw:text-style-name="P6" draw:layer="layout" svg:width="21.143cm" svg:height="3.585cm" svg:x="3.797cm" svg:y="51.941cm">
          <text:p text:style-name="P1"><text:span text:style-name="T1">cma.</text:span><text:span text:style-name="T1">CMA</text:span><text:span text:style-name="T1">Evolut</text:span><text:span text:style-name="T1">ionStr</text:span><text:span text:style-name="T1">ategy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8" draw:text-style-name="P7" draw:layer="layout" svg:width="9.061cm" svg:height="4.664cm" svg:x="36.917cm" svg:y="68.955cm">
          <text:p text:style-name="P1"><text:span text:style-name="T1">Connect_Pa</text:span><text:span text:style-name="T1">ge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9" draw:text-style-name="P1" draw:layer="layout" svg:width="13.994cm" svg:height="10.749cm" svg:x="8.472cm" svg:y="77.867cm">
          <text:p text:style-name="P1"><text:span text:style-name="T1">Join </text:span><text:span text:style-name="T1">Candidates </text:span><text:span text:style-name="T1">with </text:span></text:p>
          <text:p text:style-name="P1"><text:span text:style-name="T1">Their </text:span><text:span text:style-name="T1">respective </text:span><text:span text:style-name="T1">fitness</text:span></text:p>
          <draw:enhanced-geometry svg:viewBox="0 0 21600 21600" draw:glue-points="10800 0 10800 10800 10800 21600" draw:text-areas="5400 5400 16200 16200" draw:type="flowchart-collate" draw:enhanced-path="M 0 0 L 21600 21600 0 21600 21600 0 0 0 Z N"/>
        </draw:custom-shape>
        <draw:custom-shape draw:style-name="gr10" draw:text-style-name="P1" draw:layer="layout" svg:width="13.694cm" svg:height="3.073cm" svg:x="34.601cm" svg:y="60.731cm">
          <text:p text:style-name="P1"><text:span text:style-name="T1">Initialize </text:span><text:span text:style-name="T1">Fitness = </text:span><text:span text:style-name="T1">inf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" draw:layer="layout" svg:width="11.983cm" svg:height="9.726cm" svg:x="35.459cm" svg:y="78.165cm">
          <text:p text:style-name="P1"><text:span text:style-name="T1">If</text:span></text:p>
          <text:p text:style-name="P1"><text:span text:style-name="T1"><text:s/></text:span><text:span text:style-name="T1">min(fitness) &lt;</text:span></text:p>
          <text:p text:style-name="P1"><text:span text:style-name="T1"><text:s/></text:span><text:span text:style-name="T1">fitness_target</text:span></text:p>
          <text:p text:style-name="P1"><text:span text:style-name="T1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2" draw:text-style-name="P1" draw:layer="layout" svg:width="16.462cm" svg:height="4.099cm" svg:x="33.215cm" svg:y="101.644cm">
          <text:p text:style-name="P1"><text:span text:style-name="T1">Index =index of </text:span><text:span text:style-name="T1">minimum </text:span></text:p>
          <text:p text:style-name="P1"><text:span text:style-name="T1">fitness value in </text:span><text:span text:style-name="T1">fitness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8" draw:layer="layout" svg:width="4.531cm" svg:height="4.1cm" svg:x="13.203cm" svg:y="66.166cm">
          <text:p text:style-name="P1"><text:span text:style-name="T1">Pass</text:span></text:p>
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" draw:layer="layout" svg:width="24.767cm" svg:height="4.534cm" svg:x="29.065cm" svg:y="32.77cm">
          <text:p text:style-name="P1"><text:span text:style-name="T1">multiproc_maste</text:span><text:span text:style-name="T1">r_lamberts_prob</text:span><text:span text:style-name="T1">lem(</text:span></text:p>
          <text:p text:style-name="P1"><text:span text:style-name="T1">launch_position,</text:span><text:span text:style-name="T1">destination_posi</text:span><text:span text:style-name="T1">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19.131cm" svg:height="3.586cm" svg:x="31.882cm" svg:y="92.976cm">
          <text:p text:style-name="P1"><text:span text:style-name="T1">print(candidates, </text:span><text:span text:style-name="T1">fitness)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6" draw:text-style-name="P3" draw:layer="layout" svg:width="29.549cm" svg:height="4.099cm" svg:x="26.673cm" svg:y="111.074cm">
          <text:p text:style-name="P1"><text:span text:style-name="T1">return</text:span><text:span text:style-name="T1">(cand</text:span><text:span text:style-name="T1">idate</text:span><text:span text:style-name="T1">s(ind</text:span><text:span text:style-name="T1">ex), </text:span><text:span text:style-name="T1">fitnes</text:span><text:span text:style-name="T1">s(ind</text:span><text:span text:style-name="T1">ex)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6" draw:text-style-name="P5" draw:layer="layout" svg:x1="41.546cm" svg:y1="8.397cm" svg:x2="41.546cm" svg:y2="13.516cm">
          <text:p/>
        </draw:line>
        <draw:line draw:style-name="gr6" draw:text-style-name="P5" draw:layer="layout" svg:x1="41.546cm" svg:y1="8.397cm" svg:x2="41.546cm" svg:y2="13.516cm">
          <text:p/>
        </draw:line>
        <draw:line draw:style-name="gr6" draw:text-style-name="P5" draw:layer="layout" svg:x1="41.546cm" svg:y1="8.397cm" svg:x2="41.546cm" svg:y2="13.516cm">
          <text:p/>
        </draw:line>
        <draw:line draw:style-name="gr6" draw:text-style-name="P5" draw:layer="layout" svg:x1="41.546cm" svg:y1="105.931cm" svg:x2="41.546cm" svg:y2="111.05cm">
          <text:p/>
        </draw:line>
        <draw:line draw:style-name="gr6" draw:text-style-name="P5" draw:layer="layout" svg:x1="41.546cm" svg:y1="37.009cm" svg:x2="41.546cm" svg:y2="42.128cm">
          <text:p/>
        </draw:line>
        <draw:line draw:style-name="gr6" draw:text-style-name="P5" draw:layer="layout" svg:x1="41.546cm" svg:y1="28.434cm" svg:x2="41.546cm" svg:y2="32.859cm">
          <text:p/>
        </draw:line>
        <draw:line draw:style-name="gr6" draw:text-style-name="P5" draw:layer="layout" svg:x1="41.546cm" svg:y1="17.261cm" svg:x2="41.546cm" svg:y2="22.38cm">
          <text:p/>
        </draw:line>
        <draw:line draw:style-name="gr6" draw:text-style-name="P5" draw:layer="layout" svg:x1="41.546cm" svg:y1="96.661cm" svg:x2="41.546cm" svg:y2="101.78cm">
          <text:p/>
        </draw:line>
        <draw:line draw:style-name="gr6" draw:text-style-name="P5" draw:layer="layout" svg:x1="41.546cm" svg:y1="87.793cm" svg:x2="41.546cm" svg:y2="92.912cm">
          <text:p/>
        </draw:line>
        <draw:line draw:style-name="gr6" draw:text-style-name="P5" draw:layer="layout" svg:x1="41.546cm" svg:y1="64.014cm" svg:x2="41.546cm" svg:y2="69.133cm">
          <text:p/>
        </draw:line>
        <draw:line draw:style-name="gr6" draw:text-style-name="P5" draw:layer="layout" svg:x1="41.546cm" svg:y1="55.551cm" svg:x2="41.546cm" svg:y2="60.67cm">
          <text:p/>
        </draw:line>
        <draw:custom-shape draw:style-name="gr17" draw:text-style-name="P6" draw:layer="layout" svg:width="23.315cm" svg:height="4.099cm" svg:x="29.792cm" svg:y="13.732cm">
          <text:p text:style-name="P1"><text:span text:style-name="T1">enter</text:span><text:span text:style-name="T1">_time</text:span><text:span text:style-name="T1">s_ma</text:span><text:span text:style-name="T1">ster_i</text:span><text:span text:style-name="T1">ntegr</text:span><text:span text:style-name="T1">ato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6" draw:text-style-name="P5" draw:layer="layout" svg:x1="57.154cm" svg:y1="53.44cm" svg:x2="50.106cm" svg:y2="53.496cm">
          <text:p/>
        </draw:line>
        <draw:line draw:style-name="gr6" draw:text-style-name="P5" draw:layer="layout" svg:x1="24.933cm" svg:y1="53.496cm" svg:x2="32.988cm" svg:y2="53.496cm">
          <text:p/>
        </draw:line>
        <draw:custom-shape draw:style-name="gr18" draw:text-style-name="P1" draw:layer="layout" svg:width="18.396cm" svg:height="4.098cm" svg:x="32.251cm" svg:y="42.177cm">
          <text:p text:style-name="P1"><text:span text:style-name="T1">Initi</text:span><text:span text:style-name="T1">aliz</text:span><text:span text:style-name="T1">e </text:span><text:span text:style-name="T1">can</text:span><text:span text:style-name="T1">did</text:span><text:span text:style-name="T1">ate </text:span><text:span text:style-name="T1">list: </text:span></text:p>
          <text:p text:style-name="P1"><text:span text:style-name="T1">X = </text:span><text:span text:style-name="T1">[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5" draw:layer="layout" svg:x1="41.546cm" svg:y1="46.283cm" svg:x2="41.546cm" svg:y2="51.402cm">
          <text:p/>
        </draw:line>
        <draw:line draw:style-name="gr6" draw:text-style-name="P5" draw:layer="layout" svg:x1="76.283cm" svg:y1="44.242cm" svg:x2="50.609cm" svg:y2="44.226cm">
          <text:p/>
        </draw:line>
        <draw:line draw:style-name="gr19" draw:text-style-name="P5" draw:layer="layout" svg:x1="76.284cm" svg:y1="83.003cm" svg:x2="76.284cm" svg:y2="44.226cm">
          <text:p/>
        </draw:line>
        <draw:line draw:style-name="gr19" draw:text-style-name="P5" draw:layer="layout" svg:x1="47.588cm" svg:y1="83.002cm" svg:x2="76.283cm" svg:y2="83.002cm">
          <text:p/>
        </draw:line>
        <draw:custom-shape draw:style-name="gr20" draw:text-style-name="P2" draw:layer="layout" svg:width="13.591cm" svg:height="4.605cm" svg:x="3.799cm" svg:y="23.241cm">
          <text:p text:style-name="P1"><text:span text:style-name="T1">launch_date</text:span></text:p>
          <text:p text:style-name="P1"><text:span text:style-name="T1">end_dat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6" draw:text-style-name="P5" draw:layer="layout" svg:x1="15.874cm" svg:y1="25.798cm" svg:x2="29.466cm" svg:y2="25.798cm">
          <text:p/>
        </draw:line>
        <draw:frame draw:style-name="gr21" draw:text-style-name="P10" draw:layer="layout" svg:width="3.601cm" svg:height="2.925cm" svg:x="50.276cm" svg:y="81.137cm">
          <draw:text-box>
            <text:p text:style-name="P9"><text:span text:style-name="T1">No</text:span></text:p>
          </draw:text-box>
        </draw:frame>
        <draw:frame draw:style-name="gr22" draw:text-style-name="P10" draw:layer="layout" svg:width="4.054cm" svg:height="2.414cm" svg:x="42.021cm" svg:y="88.629cm">
          <draw:text-box>
            <text:p text:style-name="P9"><text:span text:style-name="T1">Yes</text:span></text:p>
          </draw:text-box>
        </draw:frame>
        <draw:custom-shape draw:style-name="gr23" draw:text-style-name="P2" draw:layer="layout" svg:width="23.156cm" svg:height="4.1cm" svg:x="3.888cm" svg:y="96.085cm">
          <text:p text:style-name="P1"><text:span text:style-name="T1">candidates</text:span><text:span text:style-name="T1">[pop_size]</text:span></text:p>
          <text:p text:style-name="P1"><text:span text:style-name="T1">fitness[pop</text:span><text:span text:style-name="T1">_size]</text:span></text:p>
          <draw:enhanced-geometry svg:viewBox="0 0 21600 21600" draw:mirror-vertical="false" draw:mirror-horizontal="false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6" draw:text-style-name="P5" draw:layer="layout" svg:x1="15.369cm" svg:y1="70.263cm" svg:x2="15.369cm" svg:y2="75.837cm">
          <text:p/>
        </draw:line>
        <draw:custom-shape draw:style-name="gr24" draw:text-style-name="P5" draw:layer="layout" svg:width="17.119cm" svg:height="14.845cm" svg:x="6.81cm" svg:y="75.82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6" draw:text-style-name="P5" draw:layer="layout" svg:x1="23.928cm" svg:y1="83.239cm" svg:x2="35.506cm" svg:y2="83.239cm">
          <text:p/>
        </draw:line>
        <draw:custom-shape draw:style-name="gr25" draw:text-style-name="P2" draw:layer="layout" svg:width="15.423cm" svg:height="4.607cm" svg:x="3.796cm" svg:y="32.743cm">
          <text:p text:style-name="P1"><text:span text:style-name="T1">launch_position</text:span></text:p>
          <text:p text:style-name="P1"><text:span text:style-name="T1">destination_posi</text:span><text:span text:style-name="T1">tio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6" draw:text-style-name="P5" draw:layer="layout" svg:x1="17.382cm" svg:y1="35.301cm" svg:x2="29.064cm" svg:y2="35.301cm">
          <text:p/>
        </draw:line>
        <draw:custom-shape draw:style-name="gr26" draw:text-style-name="P2" draw:layer="layout" svg:width="15.407cm" svg:height="3.074cm" svg:x="63.698cm" svg:y="93.229cm">
          <text:p text:style-name="P1"><text:span text:style-name="T1">candidates, fitnes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6" draw:text-style-name="P5" draw:layer="layout" svg:x1="65.209cm" svg:y1="94.9cm" svg:x2="51.113cm" svg:y2="94.9cm">
          <text:p/>
        </draw:line>
        <draw:custom-shape draw:style-name="gr27" draw:text-style-name="P2" draw:layer="layout" svg:width="15.407cm" svg:height="2.561cm" svg:x="63.698cm" svg:y="102.417cm">
          <text:p text:style-name="P1"><text:span text:style-name="T1">fitnes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6" draw:text-style-name="P5" draw:layer="layout" svg:x1="65.211cm" svg:y1="103.694cm" svg:x2="49.677cm" svg:y2="103.73cm">
          <text:p/>
        </draw:line>
        <draw:custom-shape draw:style-name="gr28" draw:text-style-name="P2" draw:layer="layout" svg:width="12.586cm" svg:height="3.074cm" svg:x="3.797cm" svg:y="42.688cm">
          <text:p text:style-name="P1"><text:span text:style-name="T1">X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6" draw:text-style-name="P5" draw:layer="layout" svg:x1="15.372cm" svg:y1="44.226cm" svg:x2="31.985cm" svg:y2="44.226cm">
          <text:p/>
        </draw:line>
        <draw:custom-shape draw:style-name="gr29" draw:text-style-name="P2" draw:layer="layout" svg:width="12.586cm" svg:height="3.073cm" svg:x="3.794cm" svg:y="60.731cm">
          <text:p text:style-name="P1"><text:span text:style-name="T1">fitnes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6" draw:text-style-name="P5" draw:layer="layout" svg:x1="15.366cm" svg:y1="62.267cm" svg:x2="34.603cm" svg:y2="62.356cm">
          <text:p/>
        </draw:line>
        <draw:custom-shape draw:style-name="gr30" draw:text-style-name="P2" draw:layer="layout" svg:width="13.591cm" svg:height="4.606cm" svg:x="3.799cm" svg:y="13.566cm">
          <text:p text:style-name="P1"><text:span text:style-name="T1">launch_date</text:span></text:p>
          <text:p text:style-name="P1"><text:span text:style-name="T1">end_dat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6" draw:text-style-name="P5" draw:layer="layout" svg:x1="15.874cm" svg:y1="16.126cm" svg:x2="29.466cm" svg:y2="16.126cm">
          <text:p/>
        </draw:line>
        <draw:line draw:style-name="gr6" draw:text-style-name="P5" draw:layer="layout" svg:x1="47.589cm" svg:y1="77.498cm" svg:x2="44.569cm" svg:y2="80.569cm">
          <text:p/>
        </draw:line>
        <draw:line draw:style-name="gr19" draw:text-style-name="P5" draw:layer="layout" svg:x1="47.588cm" svg:y1="77.557cm" svg:x2="55.139cm" svg:y2="77.557cm">
          <text:p/>
        </draw:line>
        <draw:custom-shape draw:style-name="gr31" draw:text-style-name="P2" draw:layer="layout" svg:width="15.406cm" svg:height="3.931cm" svg:x="53.789cm" svg:y="75.595cm">
          <text:p text:style-name="P1"><text:span text:style-name="T1">fitness</text:span></text:p>
          <text:p text:style-name="P1"><text:span text:style-name="T2">fitness_targe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6" draw:text-style-name="P5" draw:layer="layout" svg:x1="15.369cm" svg:y1="95.986cm" svg:x2="15.369cm" svg:y2="90.412cm">
          <text:p/>
        </draw:line>
      </draw:page>
      <draw:page draw:name="page2" draw:style-name="dp1" draw:master-page-name="Default">
        <draw:line draw:style-name="gr19" draw:text-style-name="P5" draw:layer="layout" svg:x1="15.412cm" svg:y1="67.554cm" svg:x2="68.739cm" svg:y2="67.498cm">
          <text:p/>
        </draw:line>
        <draw:custom-shape draw:style-name="gr32" draw:text-style-name="P6" draw:layer="layout" svg:width="13.643cm" svg:height="2.884cm" svg:x="7.763cm" svg:y="78.158cm">
          <text:p text:style-name="P1"><text:span text:style-name="T1">fitness_function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32" draw:text-style-name="P6" draw:layer="layout" svg:width="13.643cm" svg:height="2.884cm" svg:x="23.054cm" svg:y="78.158cm">
          <text:p text:style-name="P1"><text:span text:style-name="T1">fitness_function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32" draw:text-style-name="P6" draw:layer="layout" svg:width="13.643cm" svg:height="2.884cm" svg:x="37.661cm" svg:y="78.158cm">
          <text:p text:style-name="P1"><text:span text:style-name="T1">fitness_function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32" draw:text-style-name="P6" draw:layer="layout" svg:width="13.643cm" svg:height="2.884cm" svg:x="60.649cm" svg:y="78.158cm">
          <text:p text:style-name="P1"><text:span text:style-name="T1">fitness_function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33" draw:text-style-name="P11" draw:layer="layout" svg:width="6.296cm" svg:height="1.027cm" svg:x="53.012cm" svg:y="79.828cm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4" draw:text-style-name="P10" draw:layer="layout" svg:width="6.945cm" svg:height="2.418cm" svg:x="52.943cm" svg:y="77.833cm">
          <draw:text-box>
            <text:p text:style-name="P9"><text:span text:style-name="T1">pop_size</text:span></text:p>
          </draw:text-box>
        </draw:frame>
        <draw:custom-shape draw:style-name="gr35" draw:text-style-name="P2" draw:layer="layout" svg:width="13.118cm" svg:height="2.562cm" svg:x="8.323cm" svg:y="71.624cm">
          <text:p text:style-name="P1"><text:span text:style-name="T1">position_vector[0]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6" draw:text-style-name="P2" draw:layer="layout" svg:width="13.119cm" svg:height="2.562cm" svg:x="23.611cm" svg:y="71.624cm">
          <text:p text:style-name="P1"><text:span text:style-name="T1">position_vector[1]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6" draw:text-style-name="P2" draw:layer="layout" svg:width="13.117cm" svg:height="2.562cm" svg:x="38.482cm" svg:y="71.624cm">
          <text:p text:style-name="P1"><text:span text:style-name="T1">position_vector[2]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7" draw:text-style-name="P2" draw:layer="layout" svg:width="19.939cm" svg:height="2.562cm" svg:x="56.551cm" svg:y="71.624cm">
          <text:p text:style-name="P1"><text:span text:style-name="T1">position_vector[pop_size-1]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6" draw:text-style-name="P5" draw:layer="layout" svg:x1="15.11cm" svg:y1="74.144cm" svg:x2="15.16cm" svg:y2="78.473cm">
          <text:p/>
        </draw:line>
        <draw:line draw:style-name="gr6" draw:text-style-name="P5" draw:layer="layout" svg:x1="15.414cm" svg:y1="67.554cm" svg:x2="15.414cm" svg:y2="71.581cm">
          <text:p/>
        </draw:line>
        <draw:line draw:style-name="gr6" draw:text-style-name="P5" draw:layer="layout" svg:x1="15.414cm" svg:y1="67.554cm" svg:x2="15.414cm" svg:y2="71.581cm">
          <text:p/>
        </draw:line>
        <draw:line draw:style-name="gr6" draw:text-style-name="P5" draw:layer="layout" svg:x1="31.113cm" svg:y1="67.554cm" svg:x2="31.113cm" svg:y2="71.581cm">
          <text:p/>
        </draw:line>
        <draw:line draw:style-name="gr6" draw:text-style-name="P5" draw:layer="layout" svg:x1="45.985cm" svg:y1="67.554cm" svg:x2="45.985cm" svg:y2="71.581cm">
          <text:p/>
        </draw:line>
        <draw:line draw:style-name="gr6" draw:text-style-name="P5" draw:layer="layout" svg:x1="68.741cm" svg:y1="67.498cm" svg:x2="68.708cm" svg:y2="71.581cm">
          <text:p/>
        </draw:line>
        <draw:frame draw:style-name="gr38" draw:text-style-name="P10" draw:layer="layout" svg:width="7.346cm" svg:height="3.822cm" svg:x="15.097cm" svg:y="74.406cm">
          <draw:text-box>
            <text:p text:style-name="P9"><text:span text:style-name="T1">Process </text:span></text:p>
            <text:p text:style-name="P9"><text:span text:style-name="T1">#1</text:span></text:p>
          </draw:text-box>
        </draw:frame>
        <draw:frame draw:style-name="gr39" draw:text-style-name="P10" draw:layer="layout" svg:width="7.343cm" svg:height="3.568cm" svg:x="29.598cm" svg:y="74.66cm">
          <draw:text-box>
            <text:p text:style-name="P9"><text:span text:style-name="T1">Process </text:span></text:p>
            <text:p text:style-name="P9"><text:span text:style-name="T1">#2</text:span></text:p>
          </draw:text-box>
        </draw:frame>
        <draw:frame draw:style-name="gr40" draw:text-style-name="P10" draw:layer="layout" svg:width="7.344cm" svg:height="3.823cm" svg:x="44.583cm" svg:y="74.647cm">
          <draw:text-box>
            <text:p text:style-name="P9"><text:span text:style-name="T1">Process </text:span></text:p>
            <text:p text:style-name="P9"><text:span text:style-name="T1">#3</text:span></text:p>
          </draw:text-box>
        </draw:frame>
        <draw:frame draw:style-name="gr41" draw:text-style-name="P10" draw:layer="layout" svg:width="8.328cm" svg:height="3.787cm" svg:x="67.294cm" svg:y="74.406cm">
          <draw:text-box>
            <text:p text:style-name="P9"><text:span text:style-name="T1">Process</text:span></text:p>
            <text:p text:style-name="P9"><text:span text:style-name="T1">#pop_size</text:span></text:p>
          </draw:text-box>
        </draw:frame>
        <draw:line draw:style-name="gr6" draw:text-style-name="P5" draw:layer="layout" svg:x1="15.117cm" svg:y1="74.144cm" svg:x2="15.167cm" svg:y2="78.473cm">
          <text:p/>
        </draw:line>
        <draw:line draw:style-name="gr6" draw:text-style-name="P5" draw:layer="layout" svg:x1="29.575cm" svg:y1="74.144cm" svg:x2="29.625cm" svg:y2="78.473cm">
          <text:p/>
        </draw:line>
        <draw:line draw:style-name="gr6" draw:text-style-name="P5" draw:layer="layout" svg:x1="44.45cm" svg:y1="74.144cm" svg:x2="44.5cm" svg:y2="78.473cm">
          <text:p/>
        </draw:line>
        <draw:line draw:style-name="gr6" draw:text-style-name="P5" draw:layer="layout" svg:x1="67.17cm" svg:y1="74.144cm" svg:x2="67.22cm" svg:y2="78.473cm">
          <text:p/>
        </draw:line>
        <draw:custom-shape draw:style-name="gr42" draw:text-style-name="P1" draw:layer="layout" svg:width="66.635cm" svg:height="5.016cm" svg:x="8.441cm" svg:y="100.395cm">
          <text:p text:style-name="P1"><text:span text:style-name="T1">Extract respective fitness values for all candidate velocity vectors</text:span>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43" draw:text-style-name="P1" draw:layer="layout" svg:width="35.674cm" svg:height="3.619cm" svg:x="23.926cm" svg:y="11.527cm">
          <text:p text:style-name="P1"><text:span text:style-name="T1">Process splitter for Multi-processing:</text:span></text:p>
          <text:p text:style-name="P1"><text:span text:style-name="T1">process_splitter(veloctiy_vector[pop_size], initial_position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9" draw:text-style-name="P5" draw:layer="layout" svg:x1="41.76cm" svg:y1="15.328cm" svg:x2="41.76cm" svg:y2="18.019cm">
          <text:p/>
        </draw:line>
        <draw:line draw:style-name="gr19" draw:text-style-name="P5" draw:layer="layout" svg:x1="15.096cm" svg:y1="18.091cm" svg:x2="68.423cm" svg:y2="18.035cm">
          <text:p/>
        </draw:line>
        <draw:custom-shape draw:style-name="gr44" draw:text-style-name="P6" draw:layer="layout" svg:width="13.643cm" svg:height="2.716cm" svg:x="7.759cm" svg:y="29.009cm">
          <text:p text:style-name="P1"><text:span text:style-name="T1">Integrator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44" draw:text-style-name="P6" draw:layer="layout" svg:width="13.643cm" svg:height="2.716cm" svg:x="23.049cm" svg:y="29.009cm">
          <text:p text:style-name="P1"><text:span text:style-name="T1">Integrator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45" draw:text-style-name="P6" draw:layer="layout" svg:width="13.642cm" svg:height="2.716cm" svg:x="37.922cm" svg:y="29.009cm">
          <text:p text:style-name="P1"><text:span text:style-name="T1">Integrator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44" draw:text-style-name="P6" draw:layer="layout" svg:width="13.643cm" svg:height="2.716cm" svg:x="60.647cm" svg:y="29.009cm">
          <text:p text:style-name="P1"><text:span text:style-name="T1">Integrator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33" draw:text-style-name="P11" draw:layer="layout" svg:width="6.296cm" svg:height="1.029cm" svg:x="53.407cm" svg:y="30.545cm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46" draw:text-style-name="P10" draw:layer="layout" svg:width="7.372cm" svg:height="2.416cm" svg:x="53.106cm" svg:y="28.607cm">
          <draw:text-box>
            <text:p text:style-name="P9"><text:span text:style-name="T1">pop_size</text:span></text:p>
          </draw:text-box>
        </draw:frame>
        <draw:custom-shape draw:style-name="gr35" draw:text-style-name="P2" draw:layer="layout" svg:width="13.118cm" svg:height="2.562cm" svg:x="8.317cm" svg:y="22.196cm">
          <text:p text:style-name="P1"><text:span text:style-name="T1">velocity_vector[0]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6" draw:text-style-name="P2" draw:layer="layout" svg:width="13.119cm" svg:height="2.562cm" svg:x="23.606cm" svg:y="22.196cm">
          <text:p text:style-name="P1"><text:span text:style-name="T1">velocity_vector[1]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6" draw:text-style-name="P2" draw:layer="layout" svg:width="13.117cm" svg:height="2.562cm" svg:x="38.477cm" svg:y="22.196cm">
          <text:p text:style-name="P1"><text:span text:style-name="T1">velocity_vector[2]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7" draw:text-style-name="P2" draw:layer="layout" svg:width="19.94cm" svg:height="2.562cm" svg:x="57.413cm" svg:y="22.196cm">
          <text:p text:style-name="P1"><text:span text:style-name="T1">velocity_vector[pop_size-1]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6" draw:text-style-name="P5" draw:layer="layout" svg:x1="14.695cm" svg:y1="24.68cm" svg:x2="14.745cm" svg:y2="29.009cm">
          <text:p/>
        </draw:line>
        <draw:line draw:style-name="gr6" draw:text-style-name="P5" draw:layer="layout" svg:x1="14.997cm" svg:y1="18.091cm" svg:x2="14.997cm" svg:y2="22.118cm">
          <text:p/>
        </draw:line>
        <draw:line draw:style-name="gr6" draw:text-style-name="P5" draw:layer="layout" svg:x1="30.696cm" svg:y1="18.091cm" svg:x2="30.696cm" svg:y2="22.118cm">
          <text:p/>
        </draw:line>
        <draw:line draw:style-name="gr6" draw:text-style-name="P5" draw:layer="layout" svg:x1="45.568cm" svg:y1="18.091cm" svg:x2="45.568cm" svg:y2="22.118cm">
          <text:p/>
        </draw:line>
        <draw:line draw:style-name="gr6" draw:text-style-name="P5" draw:layer="layout" svg:x1="68.323cm" svg:y1="18.035cm" svg:x2="68.29cm" svg:y2="22.118cm">
          <text:p/>
        </draw:line>
        <draw:frame draw:style-name="gr48" draw:text-style-name="P10" draw:layer="layout" svg:width="6.12cm" svg:height="3.241cm" svg:x="15.478cm" svg:y="24.749cm">
          <draw:text-box>
            <text:p text:style-name="P9"><text:span text:style-name="T1">Process</text:span></text:p>
            <text:p text:style-name="P9"><text:span text:style-name="T1"><text:s/></text:span><text:span text:style-name="T1">#1</text:span></text:p>
          </draw:text-box>
        </draw:frame>
        <draw:frame draw:style-name="gr48" draw:text-style-name="P10" draw:layer="layout" svg:width="6.71cm" svg:height="3.241cm" svg:x="30.21cm" svg:y="25.13cm">
          <draw:text-box>
            <text:p text:style-name="P9"><text:span text:style-name="T1">Process </text:span></text:p>
            <text:p text:style-name="P9"><text:span text:style-name="T1">#2</text:span></text:p>
          </draw:text-box>
        </draw:frame>
        <draw:frame draw:style-name="gr48" draw:text-style-name="P10" draw:layer="layout" svg:width="6.735cm" svg:height="3.241cm" svg:x="45.45cm" svg:y="25.13cm">
          <draw:text-box>
            <text:p text:style-name="P9"><text:span text:style-name="T1">Process </text:span></text:p>
            <text:p text:style-name="P9"><text:span text:style-name="T1">#3</text:span></text:p>
          </draw:text-box>
        </draw:frame>
        <draw:frame draw:style-name="gr49" draw:text-style-name="P10" draw:layer="layout" svg:width="7.559cm" svg:height="3.426cm" svg:x="68.183cm" svg:y="25.003cm">
          <draw:text-box>
            <text:p text:style-name="P9"><text:span text:style-name="T1">Process</text:span></text:p>
            <text:p text:style-name="P9"><text:span text:style-name="T1">#pop_size</text:span></text:p>
          </draw:text-box>
        </draw:frame>
        <draw:line draw:style-name="gr6" draw:text-style-name="P5" draw:layer="layout" svg:x1="29.986cm" svg:y1="24.68cm" svg:x2="30.036cm" svg:y2="29.009cm">
          <text:p/>
        </draw:line>
        <draw:line draw:style-name="gr6" draw:text-style-name="P5" draw:layer="layout" svg:x1="44.858cm" svg:y1="24.68cm" svg:x2="44.908cm" svg:y2="29.009cm">
          <text:p/>
        </draw:line>
        <draw:line draw:style-name="gr6" draw:text-style-name="P5" draw:layer="layout" svg:x1="67.579cm" svg:y1="24.68cm" svg:x2="67.629cm" svg:y2="29.009cm">
          <text:p/>
        </draw:line>
        <draw:custom-shape draw:style-name="gr50" draw:text-style-name="P1" draw:layer="layout" svg:width="68.895cm" svg:height="5.046cm" svg:x="7.309cm" svg:y="50.591cm">
          <text:p text:style-name="P1"><text:span text:style-name="T1">Extract respective position vector for all candidate velocity vectors</text:span></text:p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51" draw:text-style-name="P1" draw:layer="layout" svg:width="10.86cm" svg:height="7.686cm" svg:x="36.251cm" svg:y="38.717cm">
          <text:p text:style-name="P1"><text:span text:style-name="T1">Lock:</text:span></text:p>
          <text:p text:style-name="P1"><text:span text:style-name="T1">Have all</text:span></text:p>
          <text:p text:style-name="P1"><text:span text:style-name="T1"><text:s/></text:span><text:span text:style-name="T1">Processes</text:span></text:p>
          <text:p text:style-name="P1"><text:span text:style-name="T1">ended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2" draw:text-style-name="P1" draw:layer="layout" svg:width="29.909cm" svg:height="4.612cm" svg:x="28.219cm" svg:y="59.987cm">
          <text:p text:style-name="P1"><text:span text:style-name="T1">fitness_calculator_splitter(</text:span></text:p>
          <text:p text:style-name="P1"><text:span text:style-name="T1">satellite_final_position, destination_final position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9" draw:text-style-name="P5" draw:layer="layout" svg:x1="15.036cm" svg:y1="35.748cm" svg:x2="68.363cm" svg:y2="35.804cm">
          <text:p/>
        </draw:line>
        <draw:line draw:style-name="gr6" draw:text-style-name="P5" draw:layer="layout" svg:x1="14.938cm" svg:y1="35.747cm" svg:x2="14.938cm" svg:y2="31.72cm">
          <text:p/>
        </draw:line>
        <draw:line draw:style-name="gr6" draw:text-style-name="P5" draw:layer="layout" svg:x1="30.637cm" svg:y1="35.747cm" svg:x2="30.637cm" svg:y2="31.72cm">
          <text:p/>
        </draw:line>
        <draw:line draw:style-name="gr6" draw:text-style-name="P5" draw:layer="layout" svg:x1="45.51cm" svg:y1="35.747cm" svg:x2="45.51cm" svg:y2="31.72cm">
          <text:p/>
        </draw:line>
        <draw:line draw:style-name="gr6" draw:text-style-name="P5" draw:layer="layout" svg:x1="68.263cm" svg:y1="35.803cm" svg:x2="68.23cm" svg:y2="31.72cm">
          <text:p/>
        </draw:line>
        <draw:line draw:style-name="gr19" draw:text-style-name="P5" draw:layer="layout" svg:x1="41.76cm" svg:y1="35.755cm" svg:x2="41.76cm" svg:y2="38.717cm">
          <text:p/>
        </draw:line>
        <draw:line draw:style-name="gr6" draw:text-style-name="P5" draw:layer="layout" svg:x1="41.768cm" svg:y1="46.405cm" svg:x2="41.76cm" svg:y2="50.92cm">
          <text:p/>
        </draw:line>
        <draw:line draw:style-name="gr6" draw:text-style-name="P5" draw:layer="layout" svg:x1="41.768cm" svg:y1="55.546cm" svg:x2="41.76cm" svg:y2="60.061cm">
          <text:p/>
        </draw:line>
        <draw:custom-shape draw:style-name="gr53" draw:text-style-name="P1" draw:layer="layout" svg:width="8.397cm" svg:height="3.077cm" svg:x="56.554cm" svg:y="40.778cm">
          <text:p text:style-name="P1"><text:span text:style-name="T1">wait(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4" draw:text-style-name="P1" draw:layer="layout" svg:width="8.397cm" svg:height="3.027cm" svg:x="71.242cm" svg:y="40.778cm">
          <text:p text:style-name="P1"><text:span text:style-name="T1">Delay()</text:span></text:p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55" draw:text-style-name="P11" draw:layer="layout" svg:width="13.656cm" svg:height="11.714cm" draw:transform="skewX (-0.423242343608625) rotate (0.498815100219979) translate (41.681cm 41.895cm)">
          <text:p/>
          <draw:enhanced-geometry svg:viewBox="0 0 21600 21600" draw:mirror-horizontal="false" draw:mirror-vertical="false" draw:text-areas="0 0 21600 21600" draw:type="circular-arrow" draw:modifiers="-117.91682970071 3.5326342026236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6" draw:text-style-name="P11" draw:layer="layout" svg:width="17.941cm" svg:height="11.663cm" draw:transform="skewX (-0.191811684794177) rotate (3.12117230134146) translate (61.856cm 47.675cm)">
          <text:p/>
          <draw:enhanced-geometry svg:viewBox="0 0 21600 21600" draw:mirror-horizontal="false" draw:mirror-vertical="false" draw:text-areas="0 0 21600 21600" draw:type="circular-arrow" draw:modifiers="-153.344501782239 -45.86578134692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10" draw:layer="layout" svg:width="3.752cm" svg:height="2.415cm" svg:x="47.355cm" svg:y="38.719cm">
          <draw:text-box>
            <text:p text:style-name="P9"><text:span text:style-name="T1">No</text:span></text:p>
          </draw:text-box>
        </draw:frame>
        <draw:frame draw:style-name="gr58" draw:text-style-name="P10" draw:layer="layout" svg:width="4.227cm" svg:height="2.418cm" svg:x="42.021cm" svg:y="47.477cm">
          <draw:text-box>
            <text:p text:style-name="P9"><text:span text:style-name="T1">Yes</text:span></text:p>
          </draw:text-box>
        </draw:frame>
        <draw:line draw:style-name="gr6" draw:text-style-name="P5" draw:layer="layout" svg:x1="71.239cm" svg:y1="42.317cm" svg:x2="64.947cm" svg:y2="42.317cm">
          <text:p/>
        </draw:line>
        <draw:line draw:style-name="gr19" draw:text-style-name="P5" draw:layer="layout" svg:x1="41.76cm" svg:y1="64.631cm" svg:x2="41.76cm" svg:y2="67.706cm">
          <text:p/>
        </draw:line>
        <draw:custom-shape draw:style-name="gr59" draw:text-style-name="P2" draw:layer="layout" svg:width="18.686cm" svg:height="3.803cm" svg:x="62.322cm" svg:y="60.39cm">
          <text:p text:style-name="P1"><text:span text:style-name="T1">satellite_final_position</text:span></text:p>
          <text:p text:style-name="P1"><text:span text:style-name="T1">destination_final position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6" draw:text-style-name="P5" draw:layer="layout" svg:x1="64.403cm" svg:y1="62.318cm" svg:x2="58.285cm" svg:y2="62.31cm">
          <text:p/>
        </draw:line>
        <draw:custom-shape draw:style-name="gr60" draw:text-style-name="P1" draw:layer="layout" svg:width="10.861cm" svg:height="7.687cm" svg:x="35.946cm" svg:y="88.029cm">
          <text:p text:style-name="P1"><text:span text:style-name="T1">Lock:</text:span></text:p>
          <text:p text:style-name="P1"><text:span text:style-name="T1">Have all</text:span></text:p>
          <text:p text:style-name="P1"><text:span text:style-name="T1"><text:s/></text:span><text:span text:style-name="T1">Processes</text:span></text:p>
          <text:p text:style-name="P1"><text:span text:style-name="T1">ended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line draw:style-name="gr19" draw:text-style-name="P5" draw:layer="layout" svg:x1="14.735cm" svg:y1="85.059cm" svg:x2="68.062cm" svg:y2="85.115cm">
          <text:p/>
        </draw:line>
        <draw:line draw:style-name="gr6" draw:text-style-name="P5" draw:layer="layout" svg:x1="14.639cm" svg:y1="85.057cm" svg:x2="14.639cm" svg:y2="81.03cm">
          <text:p/>
        </draw:line>
        <draw:line draw:style-name="gr6" draw:text-style-name="P5" draw:layer="layout" svg:x1="30.338cm" svg:y1="85.057cm" svg:x2="30.338cm" svg:y2="81.03cm">
          <text:p/>
        </draw:line>
        <draw:line draw:style-name="gr6" draw:text-style-name="P5" draw:layer="layout" svg:x1="45.208cm" svg:y1="85.057cm" svg:x2="45.208cm" svg:y2="81.03cm">
          <text:p/>
        </draw:line>
        <draw:line draw:style-name="gr6" draw:text-style-name="P5" draw:layer="layout" svg:x1="67.964cm" svg:y1="85.113cm" svg:x2="67.931cm" svg:y2="81.03cm">
          <text:p/>
        </draw:line>
        <draw:line draw:style-name="gr19" draw:text-style-name="P5" draw:layer="layout" svg:x1="41.459cm" svg:y1="85.067cm" svg:x2="41.459cm" svg:y2="88.029cm">
          <text:p/>
        </draw:line>
        <draw:line draw:style-name="gr6" draw:text-style-name="P5" draw:layer="layout" svg:x1="41.463cm" svg:y1="95.713cm" svg:x2="41.455cm" svg:y2="100.228cm">
          <text:p/>
        </draw:line>
        <draw:custom-shape draw:style-name="gr53" draw:text-style-name="P1" draw:layer="layout" svg:width="8.397cm" svg:height="3.077cm" svg:x="56.249cm" svg:y="90.086cm">
          <text:p text:style-name="P1"><text:span text:style-name="T1">wait(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1" draw:text-style-name="P1" draw:layer="layout" svg:width="8.397cm" svg:height="3.025cm" svg:x="70.941cm" svg:y="90.086cm">
          <text:p text:style-name="P1"><text:span text:style-name="T1">Delay()</text:span></text:p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62" draw:text-style-name="P11" draw:layer="layout" svg:width="13.656cm" svg:height="11.713cm" draw:transform="skewX (-0.423242343608625) rotate (0.498815100219979) translate (41.379cm 91.205cm)">
          <text:p/>
          <draw:enhanced-geometry svg:viewBox="0 0 21600 21600" draw:mirror-horizontal="false" draw:mirror-vertical="false" draw:text-areas="0 0 21600 21600" draw:type="circular-arrow" draw:modifiers="-117.91682970071 3.53263420262369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3" draw:text-style-name="P11" draw:layer="layout" svg:width="17.941cm" svg:height="11.664cm" draw:transform="skewX (-0.191637151868977) rotate (3.12117230134146) translate (61.554cm 96.987cm)">
          <text:p/>
          <draw:enhanced-geometry svg:viewBox="0 0 21600 21600" draw:mirror-horizontal="false" draw:mirror-vertical="false" draw:text-areas="0 0 21600 21600" draw:type="circular-arrow" draw:modifiers="-153.344501782239 -45.86578134692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4" draw:text-style-name="P10" draw:layer="layout" svg:width="3.751cm" svg:height="2.416cm" svg:x="46.779cm" svg:y="88.503cm">
          <draw:text-box>
            <text:p text:style-name="P9"><text:span text:style-name="T1">No</text:span></text:p>
          </draw:text-box>
        </draw:frame>
        <draw:frame draw:style-name="gr65" draw:text-style-name="P10" draw:layer="layout" svg:width="4.227cm" svg:height="2.415cm" svg:x="41.604cm" svg:y="96.883cm">
          <draw:text-box>
            <text:p text:style-name="P9"><text:span text:style-name="T1">Yes</text:span></text:p>
          </draw:text-box>
        </draw:frame>
        <draw:line draw:style-name="gr6" draw:text-style-name="P5" draw:layer="layout" svg:x1="70.937cm" svg:y1="91.624cm" svg:x2="64.645cm" svg:y2="91.624cm">
          <text:p/>
        </draw:line>
        <draw:custom-shape draw:style-name="gr66" draw:text-style-name="P7" draw:layer="layout" svg:width="9.445cm" svg:height="4.67cm" svg:x="37.035cm" svg:y="3.159cm">
          <text:p text:style-name="P1"><text:span text:style-name="T1">Connect_Page</text:span></text:p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6" draw:text-style-name="P5" draw:layer="layout" svg:x1="41.762cm" svg:y1="7.767cm" svg:x2="41.762cm" svg:y2="11.762cm">
          <text:p/>
        </draw:line>
        <draw:custom-shape draw:style-name="gr67" draw:text-style-name="P8" draw:layer="layout" svg:width="5.614cm" svg:height="5.39cm" svg:x="74.893cm" svg:y="109.379cm">
          <text:p text:style-name="P1"><text:span text:style-name="T1">Pass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6" draw:text-style-name="P5" draw:layer="layout" svg:x1="41.762cm" svg:y1="105.397cm" svg:x2="41.762cm" svg:y2="109.226cm">
          <text:p/>
        </draw:line>
        <draw:custom-shape draw:style-name="gr68" draw:text-style-name="P1" draw:layer="layout" svg:width="32.534cm" svg:height="5.692cm" svg:x="25.49cm" svg:y="109.227cm">
          <text:p text:style-name="P1"><text:span text:style-name="T1">position_vector[0].. position_vector[pop_size-1]</text:span></text:p>
          <text:p text:style-name="P1"><text:span text:style-name="T1">fitness[0].. fitness[pop_size-1]</text:span></text:p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6" draw:text-style-name="P5" draw:layer="layout" svg:x1="58.127cm" svg:y1="112.142cm" svg:x2="74.917cm" svg:y2="112.142cm">
          <text:p/>
        </draw:line>
        <draw:custom-shape draw:style-name="gr69" draw:text-style-name="P2" draw:layer="layout" svg:width="19.413cm" svg:height="3.59cm" svg:x="2.518cm" svg:y="40.767cm">
          <text:p text:style-name="P1"><text:span text:style-name="T1">Processes current stat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6" draw:text-style-name="P5" draw:layer="layout" svg:x1="19.827cm" svg:y1="42.61cm" svg:x2="36.092cm" svg:y2="42.61cm">
          <text:p/>
        </draw:line>
        <draw:custom-shape draw:style-name="gr70" draw:text-style-name="P2" draw:layer="layout" svg:width="19.413cm" svg:height="3.589cm" svg:x="2.514cm" svg:y="89.991cm">
          <text:p text:style-name="P1"><text:span text:style-name="T1">Processes current stat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6" draw:text-style-name="P5" draw:layer="layout" svg:x1="19.823cm" svg:y1="91.837cm" svg:x2="36.088cm" svg:y2="91.837cm">
          <text:p/>
        </draw:line>
        <draw:custom-shape draw:style-name="gr71" draw:text-style-name="P2" draw:layer="layout" svg:width="14.164cm" svg:height="3.648cm" svg:x="2.519cm" svg:y="110.25cm">
          <text:p text:style-name="P1"><text:span text:style-name="T1">position_vector</text:span></text:p>
          <text:p text:style-name="P1"><text:span text:style-name="T1">fitnes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6" draw:text-style-name="P5" draw:layer="layout" svg:x1="15.334cm" svg:y1="112.07cm" svg:x2="25.303cm" svg:y2="112.07cm">
          <text:p/>
        </draw:line>
        <draw:custom-shape draw:style-name="gr72" draw:text-style-name="P12" draw:layer="layout" svg:width="15.009cm" svg:height="3.59cm" svg:x="65.995cm" svg:y="11.543cm">
          <text:p text:style-name="P1"><text:span text:style-name="T1">velocity_vector</text:span></text:p>
          <text:p text:style-name="P1"><text:span text:style-name="T1">initial_position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6" draw:text-style-name="P5" draw:layer="layout" svg:x1="67.57cm" svg:y1="13.402cm" svg:x2="59.7cm" svg:y2="13.40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33cm" fo:margin-bottom="3.328cm" fo:margin-left="2.683cm" fo:margin-right="3.08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4T15:56:49.212295228</meta:creation-date>
    <dc:date>2017-07-16T19:31:19.187798602</dc:date>
    <meta:editing-duration>PT4H49M33S</meta:editing-duration>
    <meta:editing-cycles>72</meta:editing-cycles>
    <meta:generator>LibreOffice/5.3.4.2$Linux_X86_64 LibreOffice_project/f82d347ccc0be322489bf7da61d7e4ad13fe2ff3</meta:generator>
    <meta:document-statistic meta:object-count="160"/>
  </office:meta>
</office:document-meta>
</file>